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200"/>
    </style:style>
    <style:style style:name="ce5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fo:background-color="#72bf44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d1c24" style:text-align-source="fix" style:repeat-content="false" fo:wrap-option="wrap" fo:border="non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faa61a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aa61a" fo:font-weight="bold" style:font-weight-asian="bold" style:font-weight-complex="bold"/>
    </style:style>
    <style:style style:name="ce86" style:family="table-cell" style:parent-style-name="Default">
      <style:table-cell-properties fo:background-color="#faa61a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default-cell-style-name="Default"/>
        <table:table-column table:style-name="co5" table:default-cell-style-name="ce22"/>
        <table:table-column table:style-name="co5" table:number-columns-repeated="1019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65" office:value-type="string" calcext:value-type="string">
            <text:p>&lt;QUOTE&gt;</text:p>
          </table:table-cell>
          <table:table-cell table:style-name="ce88"/>
          <table:table-cell table:style-name="ce23" table:number-columns-repeated="1019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51" office:value-type="string" calcext:value-type="string">
            <text:p>bibliographie_querelle-france_2019.xml 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20" office:value-type="string" calcext:value-type="string">
            <text:p>bibliographie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54" office:value-type="string" calcext:value-type="string">
            <text:p>courbeville-collier_critique-theatre-anglois_1715-convert.xml 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20" office:value-type="string" calcext:value-type="string">
            <text:p>en cours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89" office:value-type="string" calcext:value-type="string">
            <text:p>&lt;pubPlace&gt; : contenu entre crochets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51" office:value-type="string" calcext:value-type="string">
            <text:p>la-tour_reflexions-t4_1763_convert.xml </text:p>
          </table:table-cell>
          <table:table-cell table:style-name="ce70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20" office:value-type="string" calcext:value-type="string">
            <text:p>en cours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" office:value-type="string" calcext:value-type="string">
            <text:p>reprendre head, reprendre ‘’, prendre les quote sans balise quote, reprendre quote, etc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5">
          <table:table-cell table:style-name="ce52"/>
          <table:table-cell table:style-name="ce79" office:value-type="string" calcext:value-type="string">
            <text:p>FICHIER VALIDE</text:p>
          </table:table-cell>
          <table:table-cell table:style-name="ce81" office:value-type="string" calcext:value-type="string">
            <text:p>MÉTADONNÉES COMPLÈTES</text:p>
          </table:table-cell>
          <table:table-cell table:style-name="ce86" office:value-type="string" calcext:value-type="string">
            <text:p>&lt;QUOTE&gt;</text:p>
          </table:table-cell>
          <table:table-cell table:number-columns-repeated="1020"/>
        </table:table-row>
        <table:table-row table:style-name="ro2">
          <table:table-cell/>
          <table:table-cell table:style-name="ce80" table:formula="of:=SUM([.B2:.B129])/128" office:value-type="percentage" office:value="0.984375" calcext:value-type="percentage">
            <text:p>98 %</text:p>
          </table:table-cell>
          <table:table-cell table:style-name="ce80" table:formula="of:=SUM([.C2:.C129])/128" office:value-type="percentage" office:value="0.5234375" calcext:value-type="percentage">
            <text:p>52 %</text:p>
          </table:table-cell>
          <table:table-cell table:style-name="ce80" table:formula="of:=SUM([.D2:.D129])/128" office:value-type="percentage" office:value="0.5234375" calcext:value-type="percentage">
            <text:p>52 %</text:p>
          </table:table-cell>
          <table:table-cell table:number-columns-repeated="1020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75" table:formula="of:=SUM([.B69]-[.B68])" office:value-type="float" office:value="0" calcext:value-type="float">
            <text:p>0</text:p>
          </table:table-cell>
          <table:table-cell table:style-name="ce75" table:formula="of:=SUM([.B69]-[.C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75" table:formula="of:=SUM([.B2:.B64])" office:value-type="float" office:value="63" calcext:value-type="float">
            <text:p>63</text:p>
          </table:table-cell>
          <table:table-cell table:style-name="ce75" table:formula="of:=SUM([.C2:.C64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 number:display-factor="1000"/>
      <number:text>%</number:text>
    </number:percentage-style>
    <number:number-style style:name="N108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1:59:14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5-29T17:26:15.110000000</dc:date>
    <meta:editing-duration>PT13H14M31S</meta:editing-duration>
    <meta:editing-cycles>57</meta:editing-cycles>
    <meta:document-statistic meta:table-count="3" meta:cell-count="1050" meta:object-count="0"/>
  </office:meta>
</office:document-meta>
</file>